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92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0.29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880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6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tyle="italic"/>
    </style:style>
    <style:style style:name="ce4" style:family="table-cell" style:parent-style-name="Default">
      <style:table-cell-properties fo:wrap-option="wrap"/>
      <style:text-properties fo:font-style="normal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style:rotation-angle="60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fo:font-style="italic" fo:font-weight="bold"/>
    </style:style>
    <style:style style:name="ce9" style:family="table-cell" style:parent-style-name="Default">
      <style:text-properties fo:font-style="normal" fo:font-weight="bold"/>
    </style:style>
    <style:style style:name="ce10" style:family="table-cell" style:parent-style-name="Default">
      <style:table-cell-properties fo:background-color="transparent"/>
      <style:text-properties fo:font-weight="bold"/>
    </style:style>
    <style:style style:name="ce11" style:family="table-cell" style:parent-style-name="Default">
      <style:table-cell-properties fo:background-color="#ffffff" style:rotation-angle="6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cc" style:rotation-angle="60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 style:rotation-angle="60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ffcc99" style:rotation-angle="60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ccccff" style:rotation-angle="60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>
      <style:table-cell-properties style:rotation-angle="60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7" table:default-cell-style-name="ce12"/>
        <table:table-column table:style-name="co3" table:default-cell-style-name="ce14"/>
        <table:table-column table:style-name="co3" table:default-cell-style-name="ce16"/>
        <table:table-column table:style-name="co3" table:default-cell-style-name="ce18"/>
        <table:table-column table:style-name="co3" table:default-cell-style-name="ce20"/>
        <table:table-column table:style-name="co4" table:number-columns-repeated="243" table:default-cell-style-name="Default"/>
        <table:table-row table:style-name="ro1">
          <table:table-cell table:style-name="ce1"/>
          <table:table-cell table:style-name="ce6" office:value-type="string">
            <text:p>Creature</text:p>
          </table:table-cell>
          <table:table-cell table:style-name="ce11" office:value-type="string">
            <text:p>spell-like</text:p>
          </table:table-cell>
          <table:table-cell table:style-name="ce11" office:value-type="string">
            <text:p>feat</text:p>
          </table:table-cell>
          <table:table-cell table:style-name="ce11" office:value-type="string">
            <text:p>racial ability</text:p>
          </table:table-cell>
          <table:table-cell table:style-name="ce11" office:value-type="string">
            <text:p>pc class ability</text:p>
          </table:table-cell>
          <table:table-cell table:style-name="ce11" office:value-type="string">
            <text:p>ability complex</text:p>
          </table:table-cell>
          <table:table-cell table:style-name="ce11" office:value-type="string">
            <text:p>noise</text:p>
          </table:table-cell>
          <table:table-cell table:style-name="ce11" office:value-type="string">
            <text:p>psionic ability</text:p>
          </table:table-cell>
          <table:table-cell table:style-name="ce13" office:value-type="string">
            <text:p>attack option?</text:p>
          </table:table-cell>
          <table:table-cell table:style-name="ce15" office:value-type="string">
            <text:p>defense</text:p>
          </table:table-cell>
          <table:table-cell table:style-name="ce17" office:value-type="string">
            <text:p>aura</text:p>
          </table:table-cell>
          <table:table-cell table:style-name="ce19" office:value-type="string">
            <text:p>special action</text:p>
          </table:table-cell>
          <table:table-cell table:style-name="ce21" table:number-columns-repeated="243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damage reduction</text:p>
          </table:table-cell>
          <table:table-cell table:number-columns-repeated="255"/>
        </table:table-row>
        <table:table-row table:style-name="ro3">
          <table:table-cell office:value-type="string">
            <text:p>regeneration</text:p>
          </table:table-cell>
          <table:table-cell table:number-columns-repeated="255"/>
        </table:table-row>
        <table:table-row table:style-name="ro3">
          <table:table-cell office:value-type="string">
            <text:p>fast healing</text:p>
          </table:table-cell>
          <table:table-cell table:number-columns-repeated="255"/>
        </table:table-row>
        <table:table-row table:style-name="ro3">
          <table:table-cell office:value-type="string">
            <text:p>family</text:p>
          </table:table-cell>
          <table:table-cell table:number-columns-repeated="255"/>
        </table:table-row>
        <table:table-row table:style-name="ro3">
          <table:table-cell office:value-type="string">
            <text:p>immun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vulnerabil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resista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darkvision</text:p>
          </table:table-cell>
          <table:table-cell office:value-type="string">
            <text:p>monstrous centipe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blindsense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blindsight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elepathy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remorsense</text:p>
          </table:table-cell>
          <table:table-cell office:value-type="string">
            <text:p>monstrous scorp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ow-light vis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all-around vision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ee in darkness</text:p>
          </table:table-cell>
          <table:table-cell office:value-type="string">
            <text:p>devils</text:p>
          </table:table-cell>
          <table:table-cell table:number-columns-repeated="254"/>
        </table:table-row>
        <table:table-row table:style-name="ro3">
          <table:table-cell office:value-type="string">
            <text:p>scent</text:p>
          </table:table-cell>
          <table:table-cell office:value-type="string">
            <text:p>hydra</text:p>
          </table:table-cell>
          <table:table-cell table:number-columns-repeated="254"/>
        </table:table-row>
        <table:table-row table:style-name="ro3">
          <table:table-cell office:value-type="string">
            <text:p>keen sense (gnome)</text:p>
          </table:table-cell>
          <table:table-cell office:value-type="string">
            <text:p>gnome paragon</text:p>
          </table:table-cell>
          <table:table-cell table:number-columns-repeated="254"/>
        </table:table-row>
        <table:table-row table:style-name="ro3">
          <table:table-cell office:value-type="string">
            <text:p>keen sense (dragon)</text:p>
          </table:table-cell>
          <table:table-cell office:value-type="string">
            <text:p>dragon</text:p>
          </table:table-cell>
          <table:table-cell table:number-columns-repeated="254"/>
        </table:table-row>
        <table:table-row table:style-name="ro3">
          <table:table-cell office:value-type="string">
            <text:p>alternate form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icewalking</text:p>
          </table:table-cell>
          <table:table-cell office:value-type="string">
            <text:p>white dragon</text:p>
          </table:table-cell>
          <table:table-cell table:number-columns-repeated="254"/>
        </table:table-row>
        <table:table-row table:style-name="ro3">
          <table:table-cell office:value-type="string">
            <text:p>cloudwalking</text:p>
          </table:table-cell>
          <table:table-cell office:value-type="string">
            <text:p>silver dragon</text:p>
          </table:table-cell>
          <table:table-cell table:number-columns-repeated="254"/>
        </table:table-row>
        <table:table-row table:style-name="ro3">
          <table:table-cell office:value-type="string">
            <text:p>spell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aura</text:p>
          </table:table-cell>
          <table:table-cell table:style-name="ce8"/>
          <table:table-cell table:number-columns-repeated="4"/>
          <table:table-cell office:value-type="string">
            <text:p>??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empathy (psionic)</text:p>
          </table:table-cell>
          <table:table-cell table:style-name="ce8"/>
          <table:table-cell table:number-columns-repeated="6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(wild) empath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spell-like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table:style-name="ce3"/>
          <table:table-cell table:style-name="ce8"/>
          <table:table-cell table:number-columns-repeated="254"/>
        </table:table-row>
        <table:table-row table:style-name="ro3">
          <table:table-cell table:style-name="ce4" office:value-type="string">
            <text:p>alacrity</text:p>
          </table:table-cell>
          <table:table-cell table:style-name="ce9" office:value-type="string">
            <text:p>mithral gol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table:style-name="ce4" office:value-type="string">
            <text:p>alter shape</text:p>
          </table:table-cell>
          <table:table-cell table:style-name="ce9" office:value-type="string">
            <text:p>prote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amorphous physiology</text:p>
          </table:table-cell>
          <table:table-cell table:style-name="ce9"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assume likeness</text:p>
          </table:table-cell>
          <table:table-cell table:style-name="ce9" office:value-type="string">
            <text:p>unbodi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barbed defense</text:p>
          </table:table-cell>
          <table:table-cell table:style-name="ce9" office:value-type="string">
            <text:p>barbed devi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table:style-name="ce4" office:value-type="string">
            <text:p>burst (xeph)</text:p>
          </table:table-cell>
          <table:table-cell table:style-name="ce9" office:value-type="string">
            <text:p>xe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table:style-name="ce5" office:value-type="string">
            <text:p>camouflage</text:p>
          </table:table-cell>
          <table:table-cell table:style-name="ce10" office:value-type="string">
            <text:p>assassin vi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table:style-name="ce22" table:number-columns-repeated="243"/>
        </table:table-row>
        <table:table-row table:style-name="ro3">
          <table:table-cell office:value-type="string">
            <text:p>charm reptiles</text:p>
          </table:table-cell>
          <table:table-cell office:value-type="string">
            <text:p>?? tr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ark blessing</text:p>
          </table:table-cell>
          <table:table-cell office:value-type="string">
            <text:p>blackgu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eath throes</text:p>
          </table:table-cell>
          <table:table-cell office:value-type="string">
            <text:p>bal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discorporate</text:p>
          </table:table-cell>
          <table:table-cell office:value-type="string">
            <text:p>worm that walk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electricity sense</text:p>
          </table:table-cell>
          <table:table-cell office:value-type="string">
            <text:p>shocker liz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lemental endurance</text:p>
          </table:table-cell>
          <table:table-cell office:value-type="string">
            <text:p>jan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vasion</text:p>
          </table:table-cell>
          <table:table-cell office:value-type="string">
            <text:p>eagle, gian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favored enemy &lt;what&gt; +x</text:p>
          </table:table-cell>
          <table:table-cell office:value-type="string">
            <text:p>slaye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fiery hardness</text:p>
          </table:table-cell>
          <table:table-cell office:value-type="string">
            <text:p>lavaw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ind master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eze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shwater sensitivity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giant's stature</text:p>
          </table:table-cell>
          <table:table-cell office:value-type="string">
            <text:p>?? half-giant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guard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guarded thoughts</text:p>
          </table:table-cell>
          <table:table-cell office:value-type="string">
            <text:p>??</text:p>
          </table:table-cell>
          <table:table-cell table:number-columns-repeated="254"/>
        </table:table-row>
        <table:table-row table:style-name="ro3">
          <table:table-cell office:value-type="string">
            <text:p>half damage from slashing and piercing</text:p>
          </table:table-cell>
          <table:table-cell table:number-columns-repeated="9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hardness</text:p>
          </table:table-cell>
          <table:table-cell office:value-type="string">
            <text:p>animated obje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eat</text:p>
          </table:table-cell>
          <table:table-cell office:value-type="string">
            <text:p>salamand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office:value-type="string">
            <text:p>host protection</text:p>
          </table:table-cell>
          <table:table-cell office:value-type="string">
            <text:p>puppete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improved tracking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ink cloud</text:p>
          </table:table-cell>
          <table:table-cell office:value-type="string">
            <text:p>octop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invisible in light</text:p>
          </table:table-cell>
          <table:table-cell office:value-type="string">
            <text:p>hell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ifesense 60'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ight blindnes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anifest maw</text:p>
          </table:table-cell>
          <table:table-cell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office:value-type="string">
            <text:p>melt weapons</text:p>
          </table:table-cell>
          <table:table-cell office:value-type="string">
            <text:p>remorhaz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mimic shape</text:p>
          </table:table-cell>
          <table:table-cell office:value-type="string">
            <text:p>mim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isty breath</text:p>
          </table:table-cell>
          <table:table-cell office:value-type="string">
            <text:p>hoary hun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natural cunning</text:p>
          </table:table-cell>
          <table:table-cell office:value-type="string">
            <text:p>minotau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negative energy affinity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null time field</text:p>
          </table:table-cell>
          <table:table-cell office:value-type="string">
            <text:p>pha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??</text:p>
          </table:table-cell>
          <table:table-cell table:number-columns-repeated="244"/>
        </table:table-row>
        <table:table-row table:style-name="ro3">
          <table:table-cell office:value-type="string">
            <text:p>oozelike immun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opportunist</text:p>
          </table:table-cell>
          <table:table-cell office:value-type="string">
            <text:p>gloom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office:value-type="string">
            <text:p>paladin abilitie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phylactery transference</text:p>
          </table:table-cell>
          <table:table-cell office:value-type="string">
            <text:p>demilic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planar travel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lanewalk</text:p>
          </table:table-cell>
          <table:table-cell office:value-type="string">
            <text:p>xi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oison use</text:p>
          </table:table-cell>
          <table:table-cell office:value-type="string">
            <text:p>derr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power conversion</text:p>
          </table:table-cell>
          <table:table-cell office:value-type="string">
            <text:p>brain mole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prismatic blur</text:p>
          </table:table-cell>
          <table:table-cell office:value-type="string">
            <text:p>prismasaur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??</text:p>
          </table:table-cell>
          <table:table-cell table:number-columns-repeated="244"/>
        </table:table-row>
        <table:table-row table:style-name="ro3">
          <table:table-cell office:value-type="string">
            <text:p>protection from sonics</text:p>
          </table:table-cell>
          <table:table-cell office:value-type="string">
            <text:p>destrach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protective slime</text:p>
          </table:table-cell>
          <table:table-cell office:value-type="string">
            <text:p>babau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4">
          <table:table-cell office:value-type="string">
            <text:p>psicrystal granted abilities (improved evasion, personality, self-propulsion, share powers, sighted, telepathic link)</text:p>
          </table:table-cell>
          <table:table-cell table:style-name="Default"/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quickness</text:p>
          </table:table-cell>
          <table:table-cell office:value-type="string">
            <text:p>cho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quiescence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rebuke/command undea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resilien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resilient</text:p>
          </table:table-cell>
          <table:table-cell office:value-type="string">
            <text:p>phas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resistanc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resistance to charm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3">
          <table:table-cell office:value-type="string">
            <text:p>rustproof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safekeeping</text:p>
          </table:table-cell>
          <table:table-cell office:value-type="string">
            <text:p>living vau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shadow blend</text:p>
          </table:table-cell>
          <table:table-cell table:style-name="ce8" office:value-type="string">
            <text:p>illusionis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shadow shift</text:p>
          </table:table-cell>
          <table:table-cell office:value-type="string">
            <text:p>cloa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smoke form</text:p>
          </table:table-cell>
          <table:table-cell office:value-type="string">
            <text:p>be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eak with shark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ell deflection</text:p>
          </table:table-cell>
          <table:table-cell office:value-type="string">
            <text:p>devour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spell storing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print</text:p>
          </table:table-cell>
          <table:table-cell office:value-type="string">
            <text:p>cheeta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ticky</text:p>
          </table:table-cell>
          <table:table-cell office:value-type="string">
            <text:p>mu sp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summon djinni</text:p>
          </table:table-cell>
          <table:table-cell office:value-type="string">
            <text:p>brass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ummon familia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sunlight powerlessness</text:p>
          </table:table-cell>
          <table:table-cell office:value-type="string">
            <text:p>spect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uperior two-weapon fighting</text:p>
          </table:table-cell>
          <table:table-cell office:value-type="string">
            <text:p>ettin</text:p>
          </table:table-cell>
          <table:table-cell table:number-columns-repeated="2"/>
          <table:table-cell office:value-type="string">
            <text:p>x?</text:p>
          </table:table-cell>
          <table:table-cell office:value-type="string">
            <text:p>?</text:p>
          </table:table-cell>
          <table:table-cell table:number-columns-repeated="250"/>
        </table:table-row>
        <table:table-row table:style-name="ro3">
          <table:table-cell office:value-type="string">
            <text:p>time regression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3">
          <table:table-cell office:value-type="string">
            <text:p>trap sense +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tree dependent</text:p>
          </table:table-cell>
          <table:table-cell office:value-type="string">
            <text:p>drya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unearthly grace</text:p>
          </table:table-cell>
          <table:table-cell office:value-type="string">
            <text:p>nym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water dependent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ive mind</text:p>
          </table:table-cell>
          <table:table-cell office:value-type="string">
            <text:p>form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amorphous</text:p>
          </table:table-cell>
          <table:table-cell office:value-type="string">
            <text:p>gibbering mouth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change shape</text:p>
          </table:table-cell>
          <table:table-cell office:value-type="string">
            <text:p>astral dev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aylight powerlessness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ay on hand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light sensitivity</text:p>
          </table:table-cell>
          <table:table-cell office:value-type="string">
            <text:p>duerg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natural invisibility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oversized weapon</text:p>
          </table:table-cell>
          <table:table-cell office:value-type="string">
            <text:p>tit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transparent</text:p>
          </table:table-cell>
          <table:table-cell office:value-type="string">
            <text:p>gelatinous cub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uncanny dod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3">
          <table:table-cell office:value-type="string">
            <text:p>aversion to daylight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hold breath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<text:s/>(2, u'One ability from Menu A'),</text:p>
          </table:table-cell>
          <table:table-cell office:value-type="string">
            <text:p>astral construc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<text:s/>(2, u'One ability from Menu C'),</text:p>
          </table:table-cell>
          <table:table-cell office:value-type="string">
            <text:p>astral construc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<text:s/>(3, u'One ability from Menu B'),</text:p>
          </table:table-cell>
          <table:table-cell office:value-type="string">
            <text:p>astral construc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3">
          <table:table-cell office:value-type="string">
            <text:p>keen scent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mucus cloud</text:p>
          </table:table-cell>
          <table:table-cell office:value-type="string">
            <text:p>abole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office:value-type="string">
            <text:p>split</text:p>
          </table:table-cell>
          <table:table-cell office:value-type="string">
            <text:p>black pudd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deflecting force</text:p>
          </table:table-cell>
          <table:table-cell office:value-type="string">
            <text:p>forc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flight</text:p>
          </table:table-cell>
          <table:table-cell office:value-type="string">
            <text:p>yeth houn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amphibious</text:p>
          </table:table-cell>
          <table:table-cell office:value-type="string">
            <text:p>merfol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detect gem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freezing fog</text:p>
          </table:table-cell>
          <table:table-cell office:value-type="string">
            <text:p>whit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office:value-type="string">
            <text:p>jet</text:p>
          </table:table-cell>
          <table:table-cell office:value-type="string">
            <text:p>krake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??</text:p>
          </table:table-cell>
          <table:table-cell table:number-columns-repeated="246"/>
        </table:table-row>
        <table:table-row table:style-name="ro3">
          <table:table-cell office:value-type="string">
            <text:p>ferocity</text:p>
          </table:table-cell>
          <table:table-cell office:value-type="string">
            <text:p>dire werebo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??</text:p>
          </table:table-cell>
          <table:table-cell table:number-columns-repeated="245"/>
        </table:table-row>
        <table:table-row table:style-name="ro3">
          <table:table-cell office:value-type="string">
            <text:p>immunities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corrupt water</text:p>
          </table:table-cell>
          <table:table-cell office:value-type="string">
            <text:p>black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luck bonu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+2 turn resistance</text:p>
          </table:table-cell>
          <table:table-cell table:number-columns-repeated="255"/>
        </table:table-row>
        <table:table-row table:style-name="ro3">
          <table:table-cell office:value-type="string">
            <text:p>single actions only</text:p>
          </table:table-cell>
          <table:table-cell table:number-columns-repeated="255"/>
        </table:table-row>
        <table:table-row table:style-name="ro3">
          <table:table-cell office:value-type="string">
            <text:p>rock catching</text:p>
          </table:table-cell>
          <table:table-cell office:value-type="string">
            <text:p>hill gia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earth glide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sound imitation</text:p>
          </table:table-cell>
          <table:table-cell office:value-type="string">
            <text:p>bl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 table:number-rows-repeated="653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07/30/2007</text:date>, <text:time>22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2T21:39:14</meta:creation-date>
    <dc:date>2007-07-30T22:59:15</dc:date>
    <dc:language>en-US</dc:language>
    <meta:editing-cycles>24</meta:editing-cycles>
    <meta:editing-duration>PT6H9M27S</meta:editing-duration>
    <meta:user-defined meta:name="Info 1"/>
    <meta:user-defined meta:name="Info 2"/>
    <meta:user-defined meta:name="Info 3"/>
    <meta:user-defined meta:name="Info 4"/>
    <meta:document-statistic meta:table-count="3" meta:cell-count="419"/>
  </office:meta>
</office:document-meta>
</file>